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9D2E98F4EFD7155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Open Sans" svg:font-family="'Open Sans'"/>
    <style:font-face style:name="Open Sans1" svg:font-family="'Open Sans'" style:font-family-generic="swiss"/>
    <style:font-face style:name="Open Sans2" svg:font-family="'Open Sans'" style:font-family-generic="swiss" style:font-pitch="variable"/>
    <style:font-face style:name="Open Sans3" svg:font-family="'Open Sans'" style:font-pitch="variable"/>
    <style:font-face style:name="Open Sans4" svg:font-family="'Open Sans'" style:font-family-generic="modern"/>
    <style:font-face style:name="Open Sans5" svg:font-family="'Open Sans'" style:font-family-generic="modern" style:font-pitch="variable"/>
    <style:font-face style:name="Open Sans6" svg:font-family="'Open Sans'" style:font-pitch="fixed"/>
    <style:font-face style:name="Open Sans7" svg:font-family="'Open Sans'" style:font-family-generic="modern" style:font-pitch="fixed"/>
    <style:font-face style:name="Tw Cen MT" svg:font-family="'Tw Cen MT'" style:font-family-generic="swiss"/>
    <style:font-face style:name="Tw Cen MT Condensed" svg:font-family="'Tw Cen MT Condensed'" style:font-pitch="variable"/>
    <style:font-face style:name="Tw Cen MT Condensed1" svg:font-family="'Tw Cen MT Condensed'"/>
    <style:font-face style:name="Tw Cen MT Condensed2" svg:font-family="'Tw Cen MT Condensed'" style:font-family-generic="swiss"/>
    <style:font-face style:name="Tw Cen MT1" svg:font-family="'Tw Cen MT'"/>
    <style:font-face style:name="Tw Cen MT2" svg:font-family="'Tw Cen M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nfase-2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nfase-2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enfase-2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127cm" fo:padding-right="0.127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0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38cm" fo:margin-bottom="0.04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38cm" fo:margin-bottom="0.04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474233" loext:opacity="100%" style:text-line-through-style="none" style:text-line-through-type="none" style:text-position="0% 100%" style:font-name="Open Sans" fo:font-size="28pt" fo:letter-spacing="0.04cm" fo:language="pt" fo:country="BR" fo:font-style="normal" style:text-underline-style="none" fo:font-weight="bold" fo:background-color="transparent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T2" style:family="text">
      <style:text-properties fo:font-variant="normal" fo:text-transform="none" fo:color="#474233" loext:opacity="100%" style:text-line-through-style="none" style:text-line-through-type="none" style:text-position="0% 100%" style:font-name="Open Sans" fo:font-size="28pt" fo:letter-spacing="0.04cm" fo:language="pt" fo:country="BR" fo:font-style="normal" style:text-underline-style="none" fo:font-weight="normal" fo:background-color="transparent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3" style:family="text">
      <style:text-properties fo:font-variant="normal" fo:text-transform="none" fo:color="#474233" loext:opacity="100%" style:text-line-through-style="none" style:text-line-through-type="none" style:text-position="0% 100%" style:font-name="Open Sans2" fo:font-size="28pt" fo:letter-spacing="0.04cm" fo:language="pt" fo:country="BR" fo:font-style="normal" style:text-underline-style="none" fo:font-weight="normal" fo:background-color="transparent" style:font-name-asian="Open Sans7" style:font-size-asian="28pt" style:font-style-asian="normal" style:font-weight-asian="normal" style:font-name-complex="Open Sans2" style:font-size-complex="28pt" style:font-style-complex="normal" style:font-weight-complex="normal"/>
    </style:style>
    <style:style style:name="T4" style:family="text">
      <style:text-properties fo:font-variant="normal" fo:text-transform="none" fo:color="#474233" loext:opacity="100%" style:text-line-through-style="none" style:text-line-through-type="none" style:text-position="0% 100%" style:font-name="Open Sans" fo:font-size="16pt" fo:letter-spacing="0.04cm" fo:language="pt" fo:country="BR" fo:font-style="normal" style:text-underline-style="none" fo:font-weight="normal" fo:background-color="transparent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5" style:family="text">
      <style:text-properties fo:font-variant="normal" fo:text-transform="none" fo:color="#474233" loext:opacity="100%" style:text-line-through-style="none" style:text-line-through-type="none" style:text-position="0% 100%" style:font-name="Open Sans" fo:font-size="12pt" fo:letter-spacing="0.04cm" fo:language="pt" fo:country="BR" fo:font-style="normal" style:text-underline-style="none" fo:font-weight="normal" fo:background-color="transparent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474233" loext:opacity="100%" style:text-line-through-style="none" style:text-line-through-type="none" style:text-position="0% 100%" style:font-name="Open Sans" fo:font-size="14pt" fo:letter-spacing="normal" fo:language="pt" fo:country="BR" fo:font-style="normal" style:text-underline-style="none" fo:font-weight="normal" fo:background-color="transparent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474233" loext:opacity="100%" style:text-line-through-style="none" style:text-line-through-type="none" style:text-position="0% 100%" style:font-name="Open Sans2" fo:font-size="28pt" fo:letter-spacing="0.02cm" fo:language="pt" fo:country="BR" fo:font-style="normal" style:text-underline-style="none" fo:font-weight="normal" fo:background-color="transparent" style:font-name-asian="Open Sans7" style:font-size-asian="28pt" style:font-style-asian="normal" style:font-weight-asian="normal" style:font-name-complex="Open Sans2" style:font-size-complex="28pt" style:font-style-complex="normal" style:font-weight-complex="normal"/>
    </style:style>
    <style:style style:name="T8" style:family="text">
      <style:text-properties fo:font-variant="normal" fo:text-transform="none" fo:color="#2e2b21" loext:opacity="100%" style:text-line-through-style="none" style:text-line-through-type="none" style:text-position="0% 100%" style:font-name="Open Sans" fo:font-size="20pt" fo:letter-spacing="normal" fo:language="pt" fo:country="BR" fo:font-style="normal" style:text-underline-style="none" fo:font-weight="normal" fo:background-color="transparent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9" style:family="text">
      <style:text-properties fo:font-variant="normal" fo:text-transform="none" fo:color="#2e2b21" loext:opacity="100%" style:text-line-through-style="none" style:text-line-through-type="none" style:text-position="0% 100%" style:font-name="Open Sans2" fo:font-size="20pt" fo:letter-spacing="normal" fo:language="pt" fo:country="BR" fo:font-style="normal" style:text-underline-style="none" fo:font-weight="normal" fo:background-color="transparent" style:font-name-asian="Open Sans7" style:font-size-asian="20pt" style:font-style-asian="normal" style:font-weight-asian="normal" style:font-name-complex="Open Sans2" style:font-size-complex="20pt" style:font-style-complex="normal" style:font-weight-complex="normal"/>
    </style:style>
    <style:style style:name="T10" style:family="text">
      <style:text-properties fo:font-variant="normal" fo:text-transform="none" fo:color="#474233" loext:opacity="100%" style:text-line-through-style="none" style:text-line-through-type="none" style:text-position="0% 100%" style:font-name="Open Sans" fo:font-size="28pt" fo:letter-spacing="0.02cm" fo:language="pt" fo:country="BR" fo:font-style="normal" style:text-underline-style="none" fo:font-weight="normal" fo:background-color="transparent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742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9cbeb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2" fo:color="#9cbebd" fo:font-size="9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953cm"/>
        <style:text-properties fo:color="#9cbebd" fo:font-size="9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15cm"/>
        <style:text-properties style:font-name="Arial2" fo:color="#9cbebd" fo:font-size="9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cbebd" fo:font-size="9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FESA DE TEMA&#10;&#10;[Nome do projeto]&#10;[acadêmico]&#10;[email]&#10;" draw:style-name="dp1" draw:master-page-name="enfase-2">
        <draw:frame draw:name="Título 3" presentation:style-name="pr1" draw:text-style-name="P2" draw:layer="layout" svg:width="22.767cm" svg:height="7.238cm" svg:x="2.134cm" svg:y="4.524cm" presentation:class="title" presentation:user-transformed="true">
          <draw:text-box>
            <text:p text:style-name="P1"><text:span text:style-name="T1">DEFESA DE TEMA</text:span><text:span text:style-name="T2"><text:line-break/></text:span><text:span text:style-name="T2"><text:line-break/></text:span><text:span text:style-name="T2">GameHub</text:span><text:span text:style-name="T3"><text:line-break/></text:span><text:span text:style-name="T4">Santiago Nicolas Fleitas Negreira</text:span><text:span text:style-name="T4"><text:line-break/></text:span><text:span text:style-name="T5">santiago.negreira@catolicasc.edu.br</text:span><text:span text:style-name="T4"><text:line-break/></text:span><text:span text:style-name="T4"/></text:p>
          </draw:text-box>
        </draw:frame>
        <draw:frame draw:name="Espaço Reservado para Texto 1" presentation:style-name="pr2" draw:text-style-name="P4" draw:layer="layout" svg:width="22.767cm" svg:height="6.721cm" svg:x="2.134cm" svg:y="8.904cm" presentation:class="outline" presentation:user-transformed="true">
          <draw:text-box>
            <text:p text:style-name="P3"><text:span text:style-name="T6">Católica de Santa Catarina</text:span></text:p>
            <text:p text:style-name="P3"><text:span text:style-name="T6">Graduação em ENGENHARIA DE SOFTWARE</text:span></text:p>
            <text:p text:style-name="P3"><text:span text:style-name="T6">Disciplina: T2ESOFT08N | PORTIFÓLIO DE PROJETO 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rojeto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7">O projeto</text:span></text:p>
          </draw:text-box>
        </draw:frame>
        <draw:frame draw:name="Espaço Reservado para Conteúdo 3" presentation:style-name="pr5" draw:text-style-name="P9" draw:layer="layout" svg:width="23.202cm" svg:height="11.175cm" svg:x="1.298cm" svg:y="3.825cm" presentation:class="outline" presentation:user-transformed="true">
          <draw:text-box>
            <text:list text:style-name="L3">
              <text:list-item>
                <text:p text:style-name="P6"><text:span text:style-name="T8">Quem é o cliente?</text:span></text:p>
                <text:list>
                  <text:list-item>
                    <text:p text:style-name="P7"><text:span text:style-name="T8">Público no geral com interesse em videogames e comunidades relacionadas ao tema.</text:span></text:p>
                  </text:list-item>
                </text:list>
              </text:list-item>
              <text:list-item>
                <text:p text:style-name="P6"><text:span text:style-name="T8">Quais os problemas ou oportunidades temos para resolver?</text:span></text:p>
                <text:list>
                  <text:list-item>
                    <text:p text:style-name="P7"><text:span text:style-name="T8">Prover um sistema que possibilite ao usuário avaliar e explorar um catálogo de games, descobrir novos títulos, ler reviews.</text:span></text:p>
                  </text:list-item>
                </text:list>
              </text:list-item>
              <text:list-item>
                <text:p text:style-name="P6"><text:span text:style-name="T8">Qual o benefício claro que o cliente pode ter?</text:span></text:p>
                <text:list>
                  <text:list-item>
                    <text:p text:style-name="P7"><text:span text:style-name="T8">Centralizar todas as reviews do cliente num único sistema e descobrir títulos dos nichos preferidos.</text:span></text:p>
                  </text:list-item>
                </text:list>
              </text:list-item>
            </text:list>
            <text:p text:style-name="P6"><text:span text:style-name="T8"/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odologia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Metodologia</text:span></text:p>
          </draw:text-box>
        </draw:frame>
        <draw:frame draw:name="Espaço Reservado para Conteúdo 2" presentation:style-name="pr5" draw:text-style-name="P9" draw:layer="layout" svg:width="23.202cm" svg:height="11.175cm" svg:x="1.099cm" svg:y="6.35cm" presentation:class="outline" presentation:user-transformed="true">
          <draw:text-box>
            <text:list text:style-name="L5">
              <text:list-item>
                <text:p text:style-name="P6"><text:span text:style-name="T8">Será utilizada a metodologia Kanban no qual serão elencadas diversas user stories (histórias de usuário) no qual cada uma terá os seus critérios de aceitação.</text:span></text:p>
              </text:list-item>
              <text:list-item>
                <text:p text:style-name="P6"><text:span text:style-name="T8">Será utilizada a metodologia de FDD (Feature-Driven Development) durante o desenvolvimento do projeto e das entregas que serão realizadas ao decorrer do tem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os de Uso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Casos de Uso</text:span></text:p>
          </draw:text-box>
        </draw:frame>
        <draw:frame draw:name="Espaço Reservado para Conteúdo 2" presentation:style-name="pr5" draw:text-style-name="P9" draw:layer="layout" svg:width="23.202cm" svg:height="11.175cm" svg:x="1.099cm" svg:y="6.35cm" presentation:class="outline" presentation:user-transformed="true">
          <draw:text-box>
            <text:list text:style-name="L5">
              <text:list-item>
                <text:p text:style-name="P6"><text:span text:style-name="T8">Apresente o diagrama de casos de u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Requisitos Funcionais</text:span></text:p>
          </draw:text-box>
        </draw:frame>
        <draw:frame draw:name="Espaço Reservado para Conteúdo 2" presentation:style-name="pr5" draw:text-style-name="P9" draw:layer="layout" svg:width="23.202cm" svg:height="13cm" svg:x="0.586cm" svg:y="2.513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Registro de Usuário:</text:p>
                <text:list>
                  <text:list-item>
                    <text:p>Os usuários devem poder criar contas com nome de usuário, endereço de e-mail e senha.</text:p>
                  </text:list-item>
                  <text:list-item>
                    <text:p>Os usuários podem fazer login em suas contas.</text:p>
                  </text:list-item>
                </text:list>
              </text:list-item>
              <text:list-item>
                <text:p>Avaliação e Comentários de Jogos:</text:p>
                <text:list>
                  <text:list-item>
                    <text:p>Os usuários podem atribuir classificações e escrever resenhas para jogos.</text:p>
                  </text:list-item>
                  <text:list-item>
                    <text:p>Os usuários podem deixar comentários nas páginas dos jogos.</text:p>
                  </text:list-item>
                </text:list>
              </text:list-item>
              <text:list-item>
                <text:p>Listas Personalizadas</text:p>
                <text:list>
                  <text:list-item>
                    <text:p>Os usuários podem criar listas de jogos personalizadas.</text:p>
                  </text:list-item>
                  <text:list-item>
                    <text:p>Eles podem adicionar e remover jogos de suas listas.</text:p>
                  </text:list-item>
                </text:list>
              </text:list-item>
              <text:list-item>
                <text:p>Pesquisa e Descoberta</text:p>
                <text:list>
                  <text:list-item>
                    <text:p>Os usuários podem pesquisar jogos por título, gênero e plataforma.</text:p>
                  </text:list-item>
                  <text:list-item>
                    <text:p>Os resultados da pesquisa são exibidos em uma lista ordenada.</text:p>
                  </text:list-item>
                </text:list>
              </text:list-item>
              <text:list-item>
                <text:p>Integração com Contas Externas</text:p>
                <text:list>
                  <text:list-item>
                    <text:p>Os usuários podem fazer login usando contas de provedores externos, como GitHub e Google.</text:p>
                  </text:list-item>
                  <text:list-item>
                    <text:p>Os dados das contas externas podem preencher automaticamente informações de perf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1T11">
        <draw:frame draw:name="Título 2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Requisitos Não-Funcionais</text:span></text:p>
          </draw:text-box>
        </draw:frame>
        <draw:frame draw:name="Espaço Reservado para Conteúdo 1" presentation:style-name="pr5" draw:text-style-name="P9" draw:layer="layout" svg:width="23.202cm" svg:height="13.987cm" svg:x="0.586cm" svg:y="2.513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Segurança:</text:p>
                <text:list>
                  <text:list-item>
                    <text:p>As informações do usuário devem ser armazenadas de forma segura, com senhas criptografadas.</text:p>
                  </text:list-item>
                  <text:list-item>
                    <text:p>A autenticação do usuário deve ser protegida contra ataques de força bruta.</text:p>
                  </text:list-item>
                </text:list>
              </text:list-item>
              <text:list-item>
                <text:p>Desempenho:</text:p>
                <text:list>
                  <text:list-item>
                    <text:p>A aplicação deve ter um desempenho responsivo, mesmo com um grande número de usuários simultâneos.</text:p>
                  </text:list-item>
                </text:list>
              </text:list-item>
              <text:list-item>
                <text:p>Disponibilidade</text:p>
                <text:list>
                  <text:list-item>
                    <text:p>A plataforma deve estar disponível 24/7, com tempo de inatividade planejado mínimo.</text:p>
                  </text:list-item>
                </text:list>
              </text:list-item>
              <text:list-item>
                <text:p>Escalabilidade</text:p>
                <text:list>
                  <text:list-item>
                    <text:p>A arquitetura deve permitir escalabilidade para acomodar o crescimento de usuários e dados.</text:p>
                  </text:list-item>
                </text:list>
              </text:list-item>
              <text:list-item>
                <text:p>Integração de terceiros</text:p>
                <text:list>
                  <text:list-item>
                    <text:p>A integração com contas externas deve ser confiável e segura.</text:p>
                  </text:list-item>
                </text:list>
              </text:list-item>
              <text:list-item>
                <text:p>Usabilidade</text:p>
                <text:list>
                  <text:list-item>
                    <text:p>A interface do usuário deve ser intuitiva e de fácil uso para todos os jogadores.</text:p>
                  </text:list-item>
                </text:list>
              </text:list-item>
              <text:list-item>
                <text:p>Documentação</text:p>
                <text:list>
                  <text:list-item>
                    <text:p>Deve haver documentação para desenvolvedores interessados em contribuir.</text:p>
                  </text:list-item>
                </text:list>
              </text:list-item>
              <text:list-item>
                <text:p>Testes</text:p>
                <text:list>
                  <text:list-item>
                    <text:p>O projeto deve ser testado para garantir a funcionalidade correta e estabilidade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Modelagem</text:span></text:p>
          </draw:text-box>
        </draw:frame>
        <draw:frame draw:name="Espaço Reservado para Conteúdo 2" presentation:style-name="pr5" draw:text-style-name="P9" draw:layer="layout" svg:width="23.202cm" svg:height="11.175cm" svg:x="1.099cm" svg:y="6.35cm" presentation:class="outline" presentation:user-transformed="true">
          <draw:text-box>
            <text:p text:style-name="P8"><text:span text:style-name="T8">Utilize um ou mais slides para apresentar diagramas de classes, objetos, sequencias, pacotes ou etc.... você tem liberdade para escolher o que melhor adequa-se. </text:span></text:p>
            <text:p text:style-name="P8"><text:span text:style-name="T8"/></text:p>
            <text:p text:style-name="P8"><text:span text:style-name="T8">ATENÇÃO - atente para o limite de 7 minutos.  </text:span><text:span text:style-name="T8"><text:line-break/></text:span><text:span text:style-name="T8">Outros pontos:</text:span></text:p>
            <text:list text:style-name="L3">
              <text:list-item>
                <text:p text:style-name="P8"><text:span text:style-name="T8">importante estar apto para explicar cada modelo </text:span></text:p>
              </text:list-item>
              <text:list-item>
                <text:p text:style-name="P8"><text:span text:style-name="T8">Estar apto a responder questionamentos sobre os modelos.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otes do Feature Driven Development (FDD)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Pacotes do Feature Driven Development (FDD)</text:span></text:p>
          </draw:text-box>
        </draw:frame>
        <draw:frame draw:name="Espaço Reservado para Conteúdo 2" presentation:style-name="pr5" draw:text-style-name="P9" draw:layer="layout" svg:width="23.202cm" svg:height="11.175cm" svg:x="1.099cm" svg:y="6.35cm" presentation:class="outline" presentation:user-transformed="true">
          <draw:text-box>
            <text:list text:style-name="L5">
              <text:list-item>
                <text:p text:style-name="P6"><text:span text:style-name="T8">Como vc organizou os requisitos do projeto? </text:span></text:p>
              </text:list-item>
              <text:list-item>
                <text:p text:style-name="P6"><text:span text:style-name="T8">Quais foram os requisitos em cada um dos pacotes que vc organizou no trello (ou equivalente)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nologias aplicadas 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Tecnologias aplicadas </text:span></text:p>
          </draw:text-box>
        </draw:frame>
        <draw:frame draw:name="Espaço Reservado para Conteúdo 2" presentation:style-name="pr5" draw:text-style-name="P9" draw:layer="layout" svg:width="23.202cm" svg:height="11.175cm" svg:x="1.099cm" svg:y="6.35cm" presentation:class="outline" presentation:user-transformed="true">
          <draw:text-box>
            <text:p text:style-name="P8"><text:span text:style-name="T8">Liste todas as tecnologias que forma aplicadas no projeto:</text:span></text:p>
            <text:p text:style-name="P8"><text:span text:style-name="T8">- NodeJS</text:span></text:p>
            <text:p text:style-name="P8"><text:span text:style-name="T8">- Postgres</text:span></text:p>
            <text:p text:style-name="P8"><text:span text:style-name="T8">- Docker</text:span></text:p>
            <text:p text:style-name="P8"><text:span text:style-name="T8">- Express</text:span></text:p>
            <text:p text:style-name="P8"><text:span text:style-name="T8">- ReactJS</text:span></text:p>
            <text:p text:style-name="P8"><text:span text:style-name="T8">- Next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onograma Futuro" draw:style-name="dp3" draw:master-page-name="Título_20_e_20_conteúdo" presentation:presentation-page-layout-name="AL1T11">
        <draw:frame draw:name="Título 1" presentation:style-name="pr4" draw:text-style-name="P2" draw:layer="layout" svg:width="23.202cm" svg:height="4.165cm" svg:x="1.099cm" svg:y="1.626cm" presentation:class="title" presentation:user-transformed="true">
          <draw:text-box>
            <text:p text:style-name="P1"><text:span text:style-name="T10">Cronograma Futuro</text:span></text:p>
          </draw:text-box>
        </draw:frame>
        <draw:frame draw:name="Espaço Reservado para Conteúdo 2" presentation:style-name="pr5" draw:text-style-name="P9" draw:layer="layout" svg:width="23.202cm" svg:height="11.175cm" svg:x="1.099cm" svg:y="6.35cm" presentation:class="outline" presentation:user-transformed="true">
          <draw:text-box>
            <text:list text:style-name="L5">
              <text:list-item>
                <text:p text:style-name="P6"><text:span text:style-name="T8">Detalhamento das datas importantes do projeto e da entrega dos pacotes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Open Sans" svg:font-family="'Open Sans'"/>
    <style:font-face style:name="Open Sans1" svg:font-family="'Open Sans'" style:font-family-generic="swiss"/>
    <style:font-face style:name="Open Sans2" svg:font-family="'Open Sans'" style:font-family-generic="swiss" style:font-pitch="variable"/>
    <style:font-face style:name="Open Sans3" svg:font-family="'Open Sans'" style:font-pitch="variable"/>
    <style:font-face style:name="Open Sans4" svg:font-family="'Open Sans'" style:font-family-generic="modern"/>
    <style:font-face style:name="Open Sans5" svg:font-family="'Open Sans'" style:font-family-generic="modern" style:font-pitch="variable"/>
    <style:font-face style:name="Open Sans6" svg:font-family="'Open Sans'" style:font-pitch="fixed"/>
    <style:font-face style:name="Open Sans7" svg:font-family="'Open Sans'" style:font-family-generic="modern" style:font-pitch="fixed"/>
    <style:font-face style:name="Tw Cen MT" svg:font-family="'Tw Cen MT'" style:font-family-generic="swiss"/>
    <style:font-face style:name="Tw Cen MT Condensed" svg:font-family="'Tw Cen MT Condensed'" style:font-pitch="variable"/>
    <style:font-face style:name="Tw Cen MT Condensed1" svg:font-family="'Tw Cen MT Condensed'"/>
    <style:font-face style:name="Tw Cen MT Condensed2" svg:font-family="'Tw Cen MT Condensed'" style:font-family-generic="swiss"/>
    <style:font-face style:name="Tw Cen MT1" svg:font-family="'Tw Cen MT'"/>
    <style:font-face style:name="Tw Cen MT2" svg:font-family="'Tw Cen MT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fase-2-background" style:family="presentation">
      <style:graphic-properties draw:stroke="none" draw:fill="solid" draw:fill-color="#a9a57c"/>
      <style:text-properties style:letter-kerning="true"/>
    </style:style>
    <style:style style:name="enfase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fase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fase-2-outline1" style:family="presentation">
      <style:graphic-properties draw:stroke="none" draw:fill="none" draw:auto-grow-height="false" draw:fit-to-size="false" style:shrink-to-fit="true">
        <text:list-style style:name="enfas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e2b21" loext:opacity="100%" style:text-outline="false" style:text-line-through-style="none" style:text-line-through-type="none" style:text-position="0% 100%" style:font-name="Tw Cen MT1" fo:font-family="'Tw Cen MT'" fo:font-size="1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pt" style:font-style-asian="normal" style:font-weight-asian="normal" style:font-name-complex="FreeSans" style:font-family-complex="FreeSans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enfase-2-outline2" style:family="presentation" style:parent-style-name="enfase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e2b21" loext:opacity="100%" style:text-line-through-style="none" style:text-line-through-type="none" style:text-position="0% 100%" style:font-name="Tw Cen MT1" fo:font-family="'Tw Cen MT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enfase-2-outline3" style:family="presentation" style:parent-style-name="enfase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e2b21" loext:opacity="100%" style:text-line-through-style="none" style:text-line-through-type="none" style:text-position="0% 100%" style:font-name="Tw Cen MT1" fo:font-family="'Tw Cen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enfase-2-outline4" style:family="presentation" style:parent-style-name="enfase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e2b21" loext:opacity="100%" style:text-line-through-style="none" style:text-line-through-type="none" style:text-position="0% 100%" style:font-name="Tw Cen MT1" fo:font-family="'Tw Cen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enfase-2-outline5" style:family="presentation" style:parent-style-name="enfase-2-outline4">
      <style:paragraph-properties fo:margin-top="0.1cm" fo:margin-bottom="0cm"/>
      <style:text-properties fo:font-size="20pt" style:font-size-asian="20pt" style:font-size-complex="20pt"/>
    </style:style>
    <style:style style:name="enfase-2-outline6" style:family="presentation" style:parent-style-name="enfase-2-outline5">
      <style:paragraph-properties fo:margin-top="0.1cm" fo:margin-bottom="0cm"/>
      <style:text-properties fo:font-size="20pt" style:font-size-asian="20pt" style:font-size-complex="20pt"/>
    </style:style>
    <style:style style:name="enfase-2-outline7" style:family="presentation" style:parent-style-name="enfase-2-outline6">
      <style:paragraph-properties fo:margin-top="0.1cm" fo:margin-bottom="0cm"/>
      <style:text-properties fo:font-size="20pt" style:font-size-asian="20pt" style:font-size-complex="20pt"/>
    </style:style>
    <style:style style:name="enfase-2-outline8" style:family="presentation" style:parent-style-name="enfase-2-outline7">
      <style:paragraph-properties fo:margin-top="0.1cm" fo:margin-bottom="0cm"/>
      <style:text-properties fo:font-size="20pt" style:font-size-asian="20pt" style:font-size-complex="20pt"/>
    </style:style>
    <style:style style:name="enfase-2-outline9" style:family="presentation" style:parent-style-name="enfase-2-outline8">
      <style:paragraph-properties fo:margin-top="0.1cm" fo:margin-bottom="0cm"/>
      <style:text-properties fo:font-size="20pt" style:font-size-asian="20pt" style:font-size-complex="20pt"/>
    </style:style>
    <style:style style:name="enfase-2-subtitle" style:family="presentation">
      <style:graphic-properties draw:stroke="none" draw:fill="none" draw:textarea-vertical-align="middle">
        <text:list-style style:name="enfase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fase-2-title" style:family="presentation">
      <style:graphic-properties draw:stroke="none" draw:fill="none" draw:textarea-vertical-align="middle">
        <text:list-style style:name="enfase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e2b21" loext:opacity="100%" style:text-outline="false" style:text-line-through-style="none" style:text-line-through-type="none" style:text-position="0% 100%" style:font-name="Arial2" fo:font-family="Arial" style:font-family-generic="swiss" style:font-pitch="variable" fo:font-size="16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e2b21" loext:opacity="100%" style:text-outline="false" style:text-line-through-style="none" style:text-line-through-type="none" style:text-position="0% 100%" style:font-name="Tw Cen MT1" fo:font-family="'Tw Cen MT'" fo:font-size="1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pt" style:font-style-asian="normal" style:font-weight-asian="normal" style:font-name-complex="FreeSans" style:font-family-complex="FreeSans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e2b21" loext:opacity="100%" style:text-line-through-style="none" style:text-line-through-type="none" style:text-position="0% 100%" style:font-name="Tw Cen MT1" fo:font-family="'Tw Cen MT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e2b21" loext:opacity="100%" style:text-line-through-style="none" style:text-line-through-type="none" style:text-position="0% 100%" style:font-name="Tw Cen MT1" fo:font-family="'Tw Cen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e2b21" loext:opacity="100%" style:text-line-through-style="none" style:text-line-through-type="none" style:text-position="0% 100%" style:font-name="Tw Cen MT1" fo:font-family="'Tw Cen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e2b21" loext:opacity="100%" style:text-outline="false" style:text-line-through-style="none" style:text-line-through-type="none" style:text-position="0% 100%" style:font-name="Arial2" fo:font-family="Arial" style:font-family-generic="swiss" style:font-pitch="variable" fo:font-size="16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a9a57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9cbeb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nfase-2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nfase-2-outline1">
      <style:graphic-properties draw:stroke="none" svg:stroke-width="0cm" draw:fill="none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enfase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enfase-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enfase-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127cm" fo:padding-right="0.127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0%" fo:text-align="start" style:punctuation-wrap="hanging" style:writing-mode="lr-tb"/>
      <style:text-properties fo:font-size="2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.0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5.59999990463257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238cm" fo:margin-bottom="0.04cm" fo:line-height="9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04cm" fo:margin-bottom="0.079cm" fo:line-height="90%" fo:text-align="start" fo:text-indent="0cm" style:punctuation-wrap="hanging" style:writing-mode="lr-tb"/>
      <style:text-properties fo:font-size="20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474233" loext:opacity="100%" style:text-line-through-style="none" style:text-line-through-type="none" style:text-position="0% 100%" style:font-name="Open Sans2" fo:font-size="28pt" fo:letter-spacing="0.04cm" fo:language="pt" fo:country="BR" fo:font-style="normal" style:text-underline-style="none" fo:font-weight="normal" fo:background-color="transparent" style:font-name-asian="Open Sans7" style:font-size-asian="28pt" style:font-style-asian="normal" style:font-weight-asian="normal" style:font-name-complex="Open Sans2" style:font-size-complex="28pt" style:font-style-complex="normal" style:font-weight-complex="normal"/>
    </style:style>
    <style:style style:name="MT2" style:family="text">
      <style:text-properties fo:font-variant="normal" fo:text-transform="none" fo:color="#474233" loext:opacity="100%" style:text-line-through-style="none" style:text-line-through-type="none" style:text-position="0% 100%" style:font-name="Open Sans2" fo:font-size="14pt" fo:letter-spacing="normal" fo:language="pt" fo:country="BR" fo:font-style="normal" style:text-underline-style="none" fo:font-weight="normal" fo:background-color="transparent" style:font-name-asian="Open Sans7" style:font-size-asian="14pt" style:font-style-asian="normal" style:font-weight-asian="normal" style:font-name-complex="Open Sans2" style:font-size-complex="14pt" style:font-style-complex="normal" style:font-weight-complex="normal"/>
    </style:style>
    <style:style style:name="MT3" style:family="text">
      <style:text-properties fo:font-variant="normal" fo:text-transform="none" fo:color="#474233" loext:opacity="100%" style:text-line-through-style="none" style:text-line-through-type="none" style:text-position="0% 100%" style:font-name="Tw Cen MT Condensed1" fo:font-size="5.59999990463257pt" fo:letter-spacing="normal" fo:language="pt" fo:country="BR" fo:font-style="normal" style:text-underline-style="none" fo:font-weight="normal" fo:background-color="transparent" style:font-size-asian="5.59999990463257pt" style:font-style-asian="normal" style:font-weight-asian="normal" style:font-size-complex="5.59999990463257pt" style:font-style-complex="normal" style:font-weight-complex="normal"/>
    </style:style>
    <style:style style:name="MT4" style:family="text">
      <style:text-properties fo:font-variant="normal" fo:text-transform="none" fo:color="#474233" loext:opacity="100%" style:text-line-through-style="none" style:text-line-through-type="none" style:text-position="0% 100%" style:font-name="Open Sans2" fo:font-size="28pt" fo:letter-spacing="0.02cm" fo:language="pt" fo:country="BR" fo:font-style="normal" style:text-underline-style="none" fo:font-weight="normal" fo:background-color="transparent" style:font-name-asian="Open Sans7" style:font-size-asian="28pt" style:font-style-asian="normal" style:font-weight-asian="normal" style:font-name-complex="Open Sans2" style:font-size-complex="28pt" style:font-style-complex="normal" style:font-weight-complex="normal"/>
    </style:style>
    <style:style style:name="MT5" style:family="text">
      <style:text-properties fo:font-variant="normal" fo:text-transform="none" fo:color="#2e2b21" loext:opacity="100%" style:text-line-through-style="none" style:text-line-through-type="none" style:text-position="0% 100%" style:font-name="Open Sans2" fo:font-size="20pt" fo:letter-spacing="normal" fo:language="pt" fo:country="BR" fo:font-style="normal" style:text-underline-style="none" fo:font-weight="normal" fo:background-color="transparent" style:font-name-asian="Open Sans7" style:font-size-asian="20pt" style:font-style-asian="normal" style:font-weight-asian="normal" style:font-name-complex="Open Sans2" style:font-size-complex="20pt" style:font-style-complex="normal" style:font-weight-complex="normal"/>
    </style:style>
    <style:style style:name="MT6" style:family="text">
      <style:text-properties fo:font-variant="normal" fo:text-transform="none" fo:color="#2e2b21" loext:opacity="100%" style:text-line-through-style="none" style:text-line-through-type="none" style:text-position="0% 100%" style:font-name="Open Sans2" fo:font-size="18pt" fo:letter-spacing="normal" fo:language="pt" fo:country="BR" fo:font-style="normal" style:text-underline-style="none" fo:font-weight="normal" fo:background-color="transparent" style:font-name-asian="Open Sans7" style:font-size-asian="18pt" style:font-style-asian="normal" style:font-weight-asian="normal" style:font-name-complex="Open Sans2" style:font-size-complex="18pt" style:font-style-complex="normal" style:font-weight-complex="normal"/>
    </style:style>
    <style:style style:name="MT7" style:family="text">
      <style:text-properties fo:font-variant="normal" fo:text-transform="none" fo:color="#2e2b21" loext:opacity="100%" style:text-line-through-style="none" style:text-line-through-type="none" style:text-position="0% 100%" style:font-name="Open Sans2" fo:font-size="16pt" fo:letter-spacing="normal" fo:language="pt" fo:country="BR" fo:font-style="normal" style:text-underline-style="none" fo:font-weight="normal" fo:background-color="transparent" style:font-name-asian="Open Sans7" style:font-size-asian="16pt" style:font-style-asian="normal" style:font-weight-asian="normal" style:font-name-complex="Open Sans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742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9cbeb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4742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16cm"/>
        <style:text-properties style:font-name="Arial2" fo:color="#9cbebd" fo:font-size="9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16cm"/>
        <style:text-properties style:font-name="Arial2" fo:color="#9cbebd" fo:font-size="99%"/>
      </text:list-level-style-bullet>
      <text:list-level-style-bullet text:level="2" text:bullet-char="•">
        <style:list-level-properties text:space-before="0.476cm" text:min-label-width="0.516cm"/>
        <style:text-properties style:font-name="Arial2" fo:color="#9cbebd" fo:font-size="99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16cm"/>
        <style:text-properties style:font-name="Arial2" fo:color="#9cbebd" fo:font-size="99%"/>
      </text:list-level-style-bullet>
      <text:list-level-style-bullet text:level="2" text:bullet-char="•">
        <style:list-level-properties text:space-before="0.476cm" text:min-label-width="0.516cm"/>
        <style:text-properties style:font-name="Arial2" fo:color="#9cbebd" fo:font-size="99%"/>
      </text:list-level-style-bullet>
      <text:list-level-style-bullet text:level="3" text:bullet-char="•">
        <style:list-level-properties text:space-before="0.992cm" text:min-label-width="0.516cm"/>
        <style:text-properties style:font-name="Arial2" fo:color="#9cbebd" fo:font-size="99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enfase-2" style:page-layout-name="PM1" draw:style-name="Mdp1">
      <draw:line draw:name="Straight Connector 6" draw:style-name="Mgr3" draw:text-style-name="MP5" draw:layer="backgroundobjects" svg:x1="1.587cm" svg:y1="4.835cm" svg:x2="1.588cm" svg:y2="2.295cm">
        <text:p/>
      </draw:line>
      <draw:frame draw:name="Imagem 6" draw:style-name="Mgr4" draw:text-style-name="MP5" draw:layer="backgroundobjects" svg:width="25.399cm" svg:height="19.049cm" svg:x="0cm" svg:y="0cm">
        <draw:image xlink:href="Pictures/1000000000000400000003009D2E98F4EFD71558.jpg" xlink:type="simple" xlink:show="embed" xlink:actuate="onLoad" draw:mime-type="image/jpeg">
          <text:p/>
        </draw:image>
        <svg:desc>AF PPT Migra‹o da M#609F37.jpg</svg:desc>
      </draw:frame>
      <draw:frame draw:name="Title 1" presentation:style-name="Mpr1" draw:text-style-name="MP7" draw:layer="backgroundobjects" svg:width="22.767cm" svg:height="4.063cm" svg:x="2.134cm" svg:y="4.524cm" presentation:class="title" presentation:user-transformed="true">
        <draw:text-box>
          <text:p text:style-name="MP6"><text:span text:style-name="MT1">Clique para editar o título mestre</text:span></text:p>
        </draw:text-box>
      </draw:frame>
      <draw:frame draw:name="Text Placeholder 2" presentation:style-name="Mpr2" draw:text-style-name="MP9" draw:layer="backgroundobjects" svg:width="22.767cm" svg:height="6.721cm" svg:x="2.134cm" svg:y="8.904cm" presentation:class="outline" presentation:user-transformed="true">
        <draw:text-box>
          <text:p text:style-name="MP8"><text:span text:style-name="MT2">Clique para editar o texto mestre</text:span></text:p>
        </draw:text-box>
      </draw:frame>
      <draw:frame draw:name="Date Placeholder 3" presentation:style-name="Mpr3" draw:text-style-name="MP11" draw:layer="backgroundobjects" svg:width="4.487cm" svg:height="0.761cm" svg:x="2.134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3" draw:text-style-name="MP11" draw:layer="backgroundobjects" svg:width="12.294cm" svg:height="0.761cm" svg:x="10.089cm" svg:y="17.97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3" draw:text-style-name="MP11" draw:layer="backgroundobjects" svg:width="2.027cm" svg:height="0.761cm" svg:x="22.578cm" svg:y="17.974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enfase-2-title" draw:layer="backgroundobjects" svg:width="19.798cm" svg:height="11.136cm" svg:x="0.6cm" svg:y="2.257cm" presentation:class="page"/>
        <draw:frame presentation:style-name="enfase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line draw:name="Straight Connector 6" draw:style-name="Mgr3" draw:text-style-name="MP5" draw:layer="backgroundobjects" svg:x1="1.587cm" svg:y1="4.835cm" svg:x2="1.588cm" svg:y2="2.295cm">
        <text:p/>
      </draw:line>
      <draw:frame draw:name="Imagem 6" draw:style-name="Mgr4" draw:text-style-name="MP5" draw:layer="backgroundobjects" svg:width="25.399cm" svg:height="19.049cm" svg:x="0cm" svg:y="0cm">
        <draw:image xlink:href="Pictures/1000000000000400000003009D2E98F4EFD71558.jpg" xlink:type="simple" xlink:show="embed" xlink:actuate="onLoad" draw:mime-type="image/jpeg">
          <text:p/>
        </draw:image>
        <svg:desc>AF PPT Migra‹o da M#609F37.jpg</svg:desc>
      </draw:frame>
      <draw:frame draw:name="Title 1" presentation:style-name="Mpr6" draw:text-style-name="MP7" draw:layer="backgroundobjects" svg:width="23.202cm" svg:height="4.165cm" svg:x="1.099cm" svg:y="1.626cm" presentation:class="title" presentation:user-transformed="true">
        <draw:text-box>
          <text:p text:style-name="MP6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3.202cm" svg:height="11.175cm" svg:x="1.099cm" svg:y="6.35cm" presentation:class="outline" presentation:user-transformed="true">
        <draw:text-box>
          <text:list text:style-name="ML6">
            <text:list-item>
              <text:p text:style-name="MP13"><text:span text:style-name="MT5">Clique para editar o texto mestr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4.487cm" svg:height="0.761cm" svg:x="2.134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8" draw:text-style-name="MP11" draw:layer="backgroundobjects" svg:width="12.294cm" svg:height="0.761cm" svg:x="10.089cm" svg:y="17.97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8" draw:text-style-name="MP11" draw:layer="backgroundobjects" svg:width="2.027cm" svg:height="0.761cm" svg:x="22.578cm" svg:y="17.974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esign Patterns (Padrões de Projeto)</dc:title>
    <meta:initial-creator>Jobson Ronan</meta:initial-creator>
    <meta:editing-cycles>215</meta:editing-cycles>
    <meta:creation-date>2006-01-02T04:13:30</meta:creation-date>
    <dc:date>2023-09-04T20:47:47.880422198</dc:date>
    <meta:editing-duration>PT5H32M26S</meta:editing-duration>
    <meta:generator>LibreOffice/7.3.7.2$Linux_X86_64 LibreOffice_project/30$Build-2</meta:generator>
    <meta:document-statistic meta:object-count="76"/>
    <meta:user-defined meta:name="AppVersion">16.0000</meta:user-defined>
    <meta:user-defined meta:name="ContentTypeId">0x010100C31D8CFE97B7F54BB64B70AEDF0EB890</meta:user-defined>
    <meta:user-defined meta:name="PresentationFormat">Apresentação na tela (4:3)</meta:user-defined>
    <meta:user-defined meta:name="Slides" meta:value-type="float">9</meta:user-defined>
    <meta:template xlink:type="simple" xlink:actuate="onRequest" xlink:title="catolica" xlink:href=""/>
  </office:meta>
</office:document-meta>
</file>